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-color="#ff3366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svg:stroke-width="0.102cm" svg:stroke-color="#c0c0c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fill-color="#99cc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3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8pt"/>
    </style:style>
    <style:style style:name="T4" style:family="text">
      <style:text-properties fo:font-style="normal" fo:font-weight="normal"/>
    </style:style>
    <style:style style:name="T5" style:family="text">
      <style:text-properties fo:font-style="normal"/>
    </style:style>
    <style:style style:name="T6" style:family="text">
      <style:text-properties fo:font-size="24pt"/>
    </style:style>
    <style:style style:name="T7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Testing Cloudbase at Scale</text:p>
          </draw:text-box>
        </draw:frame>
        <draw:frame presentation:style-name="pr2" draw:text-style-name="P1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loudbase 0.5 &amp; 1.0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Scale test</text:span> : Ingest real data for extended periods of time.</text:p>
              </text:list-item>
            </text:list>
            <text:list text:style-name="L2">
              <text:list-item>
                <text:p text:style-name="P3"><text:span text:style-name="T1">Verify :</text:span> </text:p>
              </text:list-item>
            </text:list>
            <text:list text:style-name="L2">
              <text:list-item>
                <text:list>
                  <text:list-item>
                    <text:p text:style-name="P4">Keeps run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gest is fast</text:p>
                  </text:list-item>
                </text:list>
              </text:list-item>
            </text:list>
            <text:list text:style-name="L2">
              <text:list-item>
                <text:p text:style-name="P3">Only write ahead log for !METADATA. Test data not easily verif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loudbase 1.1</text:p>
          </draw:text-box>
        </draw:frame>
        <draw:frame presentation:style-name="pr6" draw:text-style-name="P3" draw:layer="layout" svg:width="25.199cm" svg:height="15.235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cale test</text:span> : </text:p>
              </text:list-item>
            </text:list>
            <text:list text:style-name="L2">
              <text:list-item>
                <text:list>
                  <text:list-item>
                    <text:p text:style-name="P4">Ingest <text:span text:style-name="T2">synthetic data</text:span> for extended peri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Run continuous queries</text:span>.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Verify :</text:span> </text:p>
              </text:list-item>
            </text:list>
            <text:list text:style-name="L2">
              <text:list-item>
                <text:list>
                  <text:list-item>
                    <text:p text:style-name="P4">Keeps run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gest <text:span text:style-name="T2">and queries </text:span>fast</text:p>
                  </text:list-item>
                </text:list>
              </text:list-item>
            </text:list>
            <text:list text:style-name="L2">
              <text:list-item>
                <text:p text:style-name="P3">Had write ahead log, should not lose data. Did not test at scale. Test data not easily verif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1.1 Scale Test Detail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Generate linked list of random nodes</text:p>
              </text:list-item>
            </text:list>
            <text:list text:style-name="L2">
              <text:list-item>
                <text:p text:style-name="P3">Query processes </text:p>
              </text:list-item>
            </text:list>
            <text:list text:style-name="L2">
              <text:list-item>
                <text:list>
                  <text:list-item>
                    <text:p text:style-name="P4">follow linked lis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cord timing inf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te missing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1.1 Test Data Generation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Write 1 random node</text:p>
              </text:list-item>
            </text:list>
            <text:list text:style-name="L2">
              <text:list-item>
                <text:p text:style-name="P3">Write 1 random node that references previous <text:s/>node</text:p>
              </text:list-item>
            </text:list>
            <text:list text:style-name="L2">
              <text:list-item>
                <text:p text:style-name="P3"><text:span text:style-name="T3">Note : flush after each node would kill perform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lient buffer problem</text:p>
          </draw:text-box>
        </draw:frame>
        <draw:rect draw:style-name="gr2" draw:text-style-name="P6" draw:id="id2" draw:layer="layout" svg:width="4.445cm" svg:height="2.54cm" svg:x="4.445cm" svg:y="12.065cm">
          <text:p text:style-name="P5">Written</text:p>
        </draw:rect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When client dies some nodes written, some not.</text:p>
              </text:list-item>
            </text:list>
            <text:list text:style-name="L2">
              <text:list-item>
                <text:p text:style-name="P3">Can not easily distinguish data loss from client death.</text:p>
              </text:list-item>
            </text:list>
          </draw:text-box>
        </draw:frame>
        <draw:rect draw:style-name="gr2" draw:text-style-name="P6" draw:id="id3" draw:layer="layout" svg:width="4.445cm" svg:height="2.54cm" svg:x="19.05cm" svg:y="12.065cm">
          <text:p text:style-name="P5">Written</text:p>
        </draw:rect>
        <draw:rect draw:style-name="gr3" draw:text-style-name="P5" draw:id="id1" draw:layer="layout" svg:width="4.445cm" svg:height="2.54cm" svg:x="11.43cm" svg:y="12.065cm">
          <text:p text:style-name="P5">Buffered</text:p>
        </draw:rect>
        <draw:connector draw:style-name="gr4" draw:text-style-name="P6" draw:layer="layout" svg:x1="11.43cm" svg:y1="13.335cm" svg:x2="8.89cm" svg:y2="13.335cm" draw:start-shape="id1" draw:start-glue-point="3" draw:end-shape="id2" draw:end-glue-point="1">
          <text:p text:style-name="P1"/>
        </draw:connector>
        <draw:connector draw:style-name="gr4" draw:text-style-name="P6" draw:layer="layout" svg:x1="19.05cm" svg:y1="13.335cm" svg:x2="15.875cm" svg:y2="13.335cm" draw:start-shape="id3" draw:start-glue-point="3" draw:end-shape="id1" draw:end-glue-point="1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loudbase 1.2</text:p>
          </draw:text-box>
        </draw:frame>
        <draw:frame presentation:style-name="pr6" draw:text-style-name="P3" draw:layer="layout" svg:width="25.199cm" svg:height="15.195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cale test</text:span> : </text:p>
              </text:list-item>
            </text:list>
            <text:list text:style-name="L2">
              <text:list-item>
                <text:list>
                  <text:list-item>
                    <text:p text:style-name="P4">Ingest <text:span text:style-name="T2">synthetic data v2</text:span> for extended peri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un continuous queri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Periodically kill cloudbase server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Verify :</text:span> </text:p>
              </text:list-item>
            </text:list>
            <text:list text:style-name="L2">
              <text:list-item>
                <text:list>
                  <text:list-item>
                    <text:p text:style-name="P4">Keeps run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gest<text:span text:style-name="T2"> </text:span><text:span text:style-name="T5">and queries</text:span><text:span text:style-name="T2"> </text:span>fast (not verified queries so fa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No data lost (via map reduce over cloudbas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1.2 Test Data Generation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Write 1 million random nodes</text:p>
              </text:list-item>
            </text:list>
            <text:list text:style-name="L2">
              <text:list-item>
                <text:p text:style-name="P3">Flush</text:p>
              </text:list-item>
            </text:list>
            <text:list text:style-name="L2">
              <text:list-item>
                <text:p text:style-name="P3">Write 1 million random nodes that reference previous million</text:p>
              </text:list-item>
            </text:list>
            <text:list text:style-name="L2">
              <text:list-item>
                <text:p text:style-name="P3">Every 25 million make first nodes reference last no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text-style-name="P1" draw:layer="layout" svg:width="25.199cm" svg:height="3.507cm" svg:x="1.4cm" svg:y="0.837cm" presentation:class="title">
          <draw:text-box>
            <text:p text:style-name="P1">Only Reference Flushed</text:p>
          </draw:text-box>
        </draw:frame>
        <draw:rect draw:style-name="gr2" draw:text-style-name="P8" draw:id="id4" draw:layer="layout" svg:width="4.445cm" svg:height="2.54cm" svg:x="3.175cm" svg:y="10.16cm">
          <text:p text:style-name="P5"><text:span text:style-name="T3">Written</text:span></text:p>
        </draw:rect>
        <draw:rect draw:style-name="gr5" draw:text-style-name="P8" draw:id="id7" draw:layer="layout" svg:width="4.445cm" svg:height="2.54cm" svg:x="10.16cm" svg:y="15.24cm">
          <text:p text:style-name="P5"><text:span text:style-name="T3">Written &amp; Lost</text:span></text:p>
        </draw:rect>
        <draw:rect draw:style-name="gr2" draw:text-style-name="P8" draw:id="id9" draw:layer="layout" svg:width="4.445cm" svg:height="2.54cm" svg:x="17.78cm" svg:y="15.24cm">
          <text:p text:style-name="P5"><text:span text:style-name="T3">Written</text:span></text:p>
        </draw:rect>
        <draw:rect draw:style-name="gr2" draw:text-style-name="P8" draw:id="id5" draw:layer="layout" svg:width="4.445cm" svg:height="2.54cm" svg:x="3.176cm" svg:y="15.24cm">
          <text:p text:style-name="P5"><text:span text:style-name="T3">Written</text:span></text:p>
        </draw:rect>
        <draw:rect draw:style-name="gr2" draw:text-style-name="P8" draw:id="id6" draw:layer="layout" svg:width="4.445cm" svg:height="2.54cm" svg:x="10.16cm" svg:y="10.16cm">
          <text:p text:style-name="P5"><text:span text:style-name="T3">Written</text:span></text:p>
        </draw:rect>
        <draw:rect draw:style-name="gr2" draw:text-style-name="P8" draw:id="id8" draw:layer="layout" svg:width="4.445cm" svg:height="2.54cm" svg:x="17.78cm" svg:y="10.16cm">
          <text:p text:style-name="P5"><text:span text:style-name="T3">Written</text:span></text:p>
        </draw:rect>
        <draw:rect draw:style-name="gr2" draw:text-style-name="P8" draw:id="id10" draw:layer="layout" svg:width="4.445cm" svg:height="2.54cm" svg:x="3.175cm" svg:y="5.715cm">
          <text:p text:style-name="P5"><text:span text:style-name="T3">Written</text:span></text:p>
        </draw:rect>
        <draw:rect draw:style-name="gr3" draw:text-style-name="P8" draw:id="id11" draw:layer="layout" svg:width="4.445cm" svg:height="2.54cm" svg:x="10.16cm" svg:y="5.715cm">
          <text:p text:style-name="P5"><text:span text:style-name="T3">Buffered</text:span></text:p>
        </draw:rect>
        <draw:rect draw:style-name="gr3" draw:text-style-name="P8" draw:id="id12" draw:layer="layout" svg:width="4.445cm" svg:height="2.54cm" svg:x="17.78cm" svg:y="5.715cm">
          <text:p text:style-name="P5"><text:span text:style-name="T3">Buffered</text:span></text:p>
        </draw:rect>
        <draw:line draw:style-name="gr6" draw:text-style-name="P8" draw:layer="layout" svg:x1="2.54cm" svg:y1="13.97cm" svg:x2="24.765cm" svg:y2="13.97cm">
          <text:p text:style-name="P5"><text:span text:style-name="T3"><text:s text:c="21"/></text:span><text:span text:style-name="T3">Flush at time 1</text:span></text:p>
        </draw:line>
        <draw:connector draw:style-name="gr4" draw:text-style-name="P6" draw:layer="layout" svg:x1="5.397cm" svg:y1="12.7cm" svg:x2="5.398cm" svg:y2="15.24cm" draw:start-shape="id4" draw:start-glue-point="2" draw:end-shape="id5" draw:end-glue-point="0">
          <text:p text:style-name="P1"/>
        </draw:connector>
        <draw:connector draw:style-name="gr4" draw:text-style-name="P6" draw:layer="layout" svg:x1="12.382cm" svg:y1="12.7cm" svg:x2="12.382cm" svg:y2="15.24cm" draw:start-shape="id6" draw:start-glue-point="2" draw:end-shape="id7" draw:end-glue-point="0">
          <text:p text:style-name="P1"/>
        </draw:connector>
        <draw:connector draw:style-name="gr4" draw:text-style-name="P6" draw:layer="layout" svg:x1="20.002cm" svg:y1="12.7cm" svg:x2="20.002cm" svg:y2="15.24cm" draw:start-shape="id8" draw:start-glue-point="2" draw:end-shape="id9" draw:end-glue-point="0">
          <text:p text:style-name="P1"/>
        </draw:connector>
        <draw:line draw:style-name="gr6" draw:text-style-name="P8" draw:layer="layout" svg:x1="2.54cm" svg:y1="9.525cm" svg:x2="24.765cm" svg:y2="9.525cm">
          <text:p text:style-name="P5"><text:span text:style-name="T3"><text:s text:c="21"/></text:span><text:span text:style-name="T3">Flush at time 2</text:span></text:p>
        </draw:line>
        <draw:connector draw:style-name="gr4" draw:text-style-name="P6" draw:layer="layout" svg:x1="5.397cm" svg:y1="8.255cm" svg:x2="5.397cm" svg:y2="10.16cm" draw:start-shape="id10" draw:start-glue-point="2" draw:end-shape="id4" draw:end-glue-point="0">
          <text:p text:style-name="P1"/>
        </draw:connector>
        <draw:connector draw:style-name="gr4" draw:text-style-name="P6" draw:layer="layout" svg:x1="12.382cm" svg:y1="8.255cm" svg:x2="12.382cm" svg:y2="10.16cm" draw:start-shape="id11" draw:start-glue-point="2" draw:end-shape="id6" draw:end-glue-point="0">
          <text:p text:style-name="P1"/>
        </draw:connector>
        <draw:connector draw:style-name="gr4" draw:text-style-name="P6" draw:layer="layout" svg:x1="20.002cm" svg:y1="8.255cm" svg:x2="20.002cm" svg:y2="10.16cm" draw:start-shape="id12" draw:start-glue-point="2" draw:end-shape="id8" draw:end-glue-point="0">
          <text:p text:style-name="P1"/>
        </draw:connector>
        <draw:line draw:style-name="gr6" draw:text-style-name="P8" draw:layer="layout" svg:x1="2.54cm" svg:y1="19.05cm" svg:x2="24.765cm" svg:y2="19.05cm">
          <text:p text:style-name="P5"><text:span text:style-name="T3"><text:s text:c="21"/></text:span><text:span text:style-name="T3">Ingest client starts at time 0</text:span></text:p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7" draw:text-style-name="P1" draw:layer="layout" svg:width="25.199cm" svg:height="3.256cm" svg:x="1.471cm" svg:y="0.635cm" presentation:class="title" presentation:user-transformed="true">
          <draw:text-box>
            <text:p text:style-name="P1">Giant Linked List</text:p>
          </draw:text-box>
        </draw:frame>
        <draw:rect draw:style-name="gr2" draw:text-style-name="P6" draw:id="id13" draw:layer="layout" svg:width="4.445cm" svg:height="2.54cm" svg:x="3.176cm" svg:y="10.161cm">
          <text:p text:style-name="P5">Written</text:p>
        </draw:rect>
        <draw:rect draw:style-name="gr7" draw:text-style-name="P5" draw:id="id16" draw:layer="layout" svg:width="4.445cm" svg:height="2.54cm" svg:x="10.161cm" svg:y="15.241cm">
          <text:p text:style-name="P5">Written</text:p>
        </draw:rect>
        <draw:rect draw:style-name="gr2" draw:text-style-name="P6" draw:id="id18" draw:layer="layout" svg:width="4.445cm" svg:height="2.54cm" svg:x="17.781cm" svg:y="15.241cm">
          <text:p text:style-name="P5">Written</text:p>
        </draw:rect>
        <draw:rect draw:style-name="gr2" draw:text-style-name="P6" draw:id="id14" draw:layer="layout" svg:width="4.445cm" svg:height="2.54cm" svg:x="3.177cm" svg:y="15.241cm">
          <text:p text:style-name="P5">Written</text:p>
        </draw:rect>
        <draw:rect draw:style-name="gr2" draw:text-style-name="P6" draw:id="id15" draw:layer="layout" svg:width="4.445cm" svg:height="2.54cm" svg:x="10.161cm" svg:y="10.161cm">
          <text:p text:style-name="P5">Written</text:p>
        </draw:rect>
        <draw:rect draw:style-name="gr2" draw:text-style-name="P6" draw:id="id17" draw:layer="layout" svg:width="4.445cm" svg:height="2.54cm" svg:x="17.781cm" svg:y="10.161cm">
          <text:p text:style-name="P5">Written</text:p>
        </draw:rect>
        <draw:rect draw:style-name="gr2" draw:text-style-name="P6" draw:id="id19" draw:layer="layout" svg:width="4.445cm" svg:height="2.54cm" svg:x="3.176cm" svg:y="5.716cm">
          <text:p text:style-name="P5">Written</text:p>
        </draw:rect>
        <draw:rect draw:style-name="gr7" draw:text-style-name="P5" draw:id="id20" draw:layer="layout" svg:width="4.445cm" svg:height="2.54cm" svg:x="10.161cm" svg:y="5.716cm">
          <text:p text:style-name="P5">Written</text:p>
        </draw:rect>
        <draw:rect draw:style-name="gr7" draw:text-style-name="P5" draw:id="id21" draw:layer="layout" svg:width="4.445cm" svg:height="2.54cm" svg:x="17.781cm" svg:y="5.716cm">
          <text:p text:style-name="P5">Written</text:p>
        </draw:rect>
        <draw:line draw:style-name="gr6" draw:text-style-name="P6" draw:layer="layout" svg:x1="2.541cm" svg:y1="13.971cm" svg:x2="24.766cm" svg:y2="13.971cm">
          <text:p text:style-name="P5"><text:s text:c="21"/>Flush at time 4</text:p>
        </draw:line>
        <draw:connector draw:style-name="gr4" draw:text-style-name="P6" draw:layer="layout" svg:x1="5.398cm" svg:y1="12.701cm" svg:x2="5.399cm" svg:y2="15.241cm" draw:start-shape="id13" draw:start-glue-point="2" draw:end-shape="id14" draw:end-glue-point="0">
          <text:p text:style-name="P1"/>
        </draw:connector>
        <draw:connector draw:style-name="gr4" draw:text-style-name="P6" draw:layer="layout" svg:x1="12.383cm" svg:y1="12.701cm" svg:x2="12.383cm" svg:y2="15.241cm" draw:start-shape="id15" draw:start-glue-point="2" draw:end-shape="id16" draw:end-glue-point="0">
          <text:p text:style-name="P1"/>
        </draw:connector>
        <draw:connector draw:style-name="gr4" draw:text-style-name="P6" draw:layer="layout" svg:x1="20.003cm" svg:y1="12.701cm" svg:x2="20.003cm" svg:y2="15.241cm" draw:start-shape="id17" draw:start-glue-point="2" draw:end-shape="id18" draw:end-glue-point="0">
          <text:p text:style-name="P1"/>
        </draw:connector>
        <draw:line draw:style-name="gr6" draw:text-style-name="P6" draw:layer="layout" svg:x1="2.541cm" svg:y1="9.526cm" svg:x2="24.766cm" svg:y2="9.526cm">
          <text:p text:style-name="P5"><text:s text:c="21"/>Flush at time 2</text:p>
        </draw:line>
        <draw:connector draw:style-name="gr4" draw:text-style-name="P6" draw:layer="layout" svg:x1="5.398cm" svg:y1="8.256cm" svg:x2="5.398cm" svg:y2="10.161cm" draw:start-shape="id19" draw:start-glue-point="2" draw:end-shape="id13" draw:end-glue-point="0">
          <text:p text:style-name="P1"/>
        </draw:connector>
        <draw:connector draw:style-name="gr4" draw:text-style-name="P6" draw:layer="layout" svg:x1="12.383cm" svg:y1="8.256cm" svg:x2="12.383cm" svg:y2="10.161cm" draw:start-shape="id20" draw:start-glue-point="2" draw:end-shape="id15" draw:end-glue-point="0">
          <text:p text:style-name="P1"/>
        </draw:connector>
        <draw:connector draw:style-name="gr4" draw:text-style-name="P6" draw:layer="layout" svg:x1="20.003cm" svg:y1="8.256cm" svg:x2="20.003cm" svg:y2="10.161cm" draw:start-shape="id21" draw:start-glue-point="2" draw:end-shape="id17" draw:end-glue-point="0">
          <text:p text:style-name="P1"/>
        </draw:connector>
        <draw:line draw:style-name="gr6" draw:text-style-name="P6" draw:layer="layout" svg:x1="2.541cm" svg:y1="19.051cm" svg:x2="24.766cm" svg:y2="19.051cm">
          <text:p text:style-name="P5"><text:s text:c="21"/>Ingest client starts at time 0</text:p>
        </draw:line>
        <draw:line draw:style-name="gr6" draw:text-style-name="P6" draw:layer="layout" svg:x1="1.905cm" svg:y1="4.445cm" svg:x2="24.13cm" svg:y2="4.445cm">
          <text:p text:style-name="P5"><text:s text:c="105"/>Flush at time 3</text:p>
        </draw:line>
        <draw:connector draw:style-name="gr4" draw:text-style-name="P6" draw:layer="layout" draw:line-skew="0cm 0cm -1.406cm" svg:x1="5.399cm" svg:y1="17.781cm" svg:x2="12.383cm" svg:y2="5.716cm" draw:start-shape="id14" draw:start-glue-point="2" draw:end-shape="id20" draw:end-glue-point="0">
          <text:p text:style-name="P1"/>
        </draw:connector>
        <draw:connector draw:style-name="gr4" draw:text-style-name="P6" draw:layer="layout" draw:line-skew="0cm 0cm -1.406cm" svg:x1="12.383cm" svg:y1="17.781cm" svg:x2="20.003cm" svg:y2="5.716cm" draw:start-shape="id16" draw:start-glue-point="2" draw:end-shape="id21" draw:end-glue-point="0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ata Model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Row : &lt;16 digit hex&gt;</text:p>
              </text:list-item>
            </text:list>
            <text:list text:style-name="L2">
              <text:list-item>
                <text:p text:style-name="P3">Column Family : &lt;4 digit hex&gt;</text:p>
              </text:list-item>
            </text:list>
            <text:list text:style-name="L2">
              <text:list-item>
                <text:p text:style-name="P3">Column Qualifier : &lt;4 digit hex&gt;</text:p>
              </text:list-item>
            </text:list>
            <text:list text:style-name="L2">
              <text:list-item>
                <text:p text:style-name="P3">Value : &lt;ingest uuid&gt;:&lt;ingest count&gt;:&lt;row ref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1.2 Verification Map Reduce</text:p>
          </draw:text-box>
        </draw:frame>
        <draw:frame presentation:style-name="pr6" draw:text-style-name="P3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 text:style-name="P3">Map</text:p>
              </text:list-item>
            </text:list>
            <text:list text:style-name="L2">
              <text:list-item>
                <text:list>
                  <text:list-item>
                    <text:p text:style-name="P4">Emits 2 for each input 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/>&lt;row&gt;:-1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&lt;row referenced&gt;:&lt;row&gt;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Reduce</text:p>
              </text:list-item>
            </text:list>
            <text:list text:style-name="L2">
              <text:list-item>
                <text:list>
                  <text:list-item>
                    <text:p text:style-name="P4">Brings references to and definition of node togeth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mits references to undefined nodes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Note : Can determine when undefined node ingested by looking at referencing node. <text:s/>Knowing ingest time critical for debugg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uture Scale Testing</text:p>
          </draw:text-box>
        </draw:frame>
        <draw:frame presentation:style-name="pr6" draw:text-style-name="P3" draw:layer="layout" svg:width="25.199cm" svg:height="15.289cm" svg:x="1.4cm" svg:y="4.914cm" presentation:class="outline" presentation:user-transformed="true">
          <draw:text-box>
            <text:list text:style-name="L2">
              <text:list-item>
                <text:p text:style-name="P3">Lots of independant processes that preform varied operations on single cloudbase instance.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Create/Delete 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Flush 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Add Spl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Reconfigure 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Modify security author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tc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Random walk of of test operations directed grap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text-style-name="P1" draw:layer="layout" svg:width="15.745cm" svg:height="3.507cm" svg:x="1.4cm" svg:y="0.837cm" presentation:class="title" presentation:user-transformed="true">
          <draw:text-box>
            <text:p text:style-name="P1">Test Operation Graph</text:p>
          </draw:text-box>
        </draw:frame>
        <draw:ellipse draw:style-name="gr2" draw:text-style-name="P6" draw:id="id22" draw:layer="layout" svg:width="4.445cm" svg:height="3.175cm" svg:x="10.16cm" svg:y="5.715cm">
          <text:p text:style-name="P5">Create Table</text:p>
        </draw:ellipse>
        <draw:ellipse draw:style-name="gr2" draw:text-style-name="P6" draw:id="id25" draw:layer="layout" svg:width="4.445cm" svg:height="3.175cm" svg:x="15.875cm" svg:y="17.145cm">
          <text:p text:style-name="P5">Add Splits</text:p>
        </draw:ellipse>
        <draw:ellipse draw:style-name="gr2" draw:text-style-name="P6" draw:id="id23" draw:layer="layout" svg:width="4.445cm" svg:height="3.175cm" svg:x="10.16cm" svg:y="10.16cm">
          <text:p text:style-name="P5">Linked List</text:p>
          <text:p text:style-name="P5">Data Model</text:p>
        </draw:ellipse>
        <draw:connector draw:style-name="gr8" draw:text-style-name="P6" draw:layer="layout" draw:type="curve" svg:x1="12.382cm" svg:y1="8.89cm" svg:x2="12.382cm" svg:y2="10.16cm" draw:start-shape="id22" draw:start-glue-point="2" draw:end-shape="id23" draw:end-glue-point="0">
          <text:p text:style-name="P1"/>
        </draw:connector>
        <draw:ellipse draw:style-name="gr2" draw:text-style-name="P6" draw:id="id26" draw:layer="layout" svg:width="4.445cm" svg:height="3.175cm" svg:x="20.32cm" svg:y="13.335cm">
          <text:p text:style-name="P5">Adjust split</text:p>
          <text:p text:style-name="P5">threshold</text:p>
        </draw:ellipse>
        <draw:ellipse draw:style-name="gr2" draw:text-style-name="P6" draw:id="id29" draw:layer="layout" svg:width="4.445cm" svg:height="3.175cm" svg:x="15.875cm" svg:y="10.16cm">
          <text:p text:style-name="P5">Delete Table</text:p>
        </draw:ellipse>
        <draw:ellipse draw:style-name="gr2" draw:text-style-name="P6" draw:id="id24" draw:layer="layout" svg:width="4.445cm" svg:height="3.175cm" svg:x="1.27cm" svg:y="7.62cm">
          <text:p text:style-name="P5">Flush Table</text:p>
        </draw:ellipse>
        <draw:ellipse draw:style-name="gr2" draw:text-style-name="P6" draw:id="id27" draw:layer="layout" svg:width="4.445cm" svg:height="3.175cm" svg:x="1.27cm" svg:y="11.43cm">
          <text:p text:style-name="P5">Ingest Data</text:p>
        </draw:ellipse>
        <draw:ellipse draw:style-name="gr2" draw:text-style-name="P6" draw:id="id28" draw:layer="layout" svg:width="4.445cm" svg:height="3.175cm" svg:x="0.635cm" svg:y="15.24cm">
          <text:p text:style-name="P5">Verify Data</text:p>
        </draw:ellipse>
        <draw:connector draw:style-name="gr9" draw:text-style-name="P6" draw:layer="layout" draw:type="curve" svg:x1="10.16cm" svg:y1="11.747cm" svg:x2="5.715cm" svg:y2="9.207cm" draw:start-shape="id23" draw:start-glue-point="3" draw:end-shape="id24" draw:end-glue-point="1">
          <text:p text:style-name="P1"/>
        </draw:connector>
        <draw:connector draw:style-name="gr9" draw:text-style-name="P6" draw:layer="layout" draw:type="curve" svg:x1="12.382cm" svg:y1="13.335cm" svg:x2="18.097cm" svg:y2="17.145cm" draw:start-shape="id23" draw:start-glue-point="2" draw:end-shape="id25" draw:end-glue-point="0">
          <text:p text:style-name="P1"/>
        </draw:connector>
        <draw:connector draw:style-name="gr9" draw:text-style-name="P6" draw:layer="layout" draw:type="curve" svg:x1="12.382cm" svg:y1="13.335cm" svg:x2="20.32cm" svg:y2="14.922cm" draw:start-shape="id23" draw:start-glue-point="2" draw:end-shape="id26" draw:end-glue-point="3">
          <text:p text:style-name="P1"/>
        </draw:connector>
        <draw:connector draw:style-name="gr9" draw:text-style-name="P6" draw:layer="layout" draw:type="curve" svg:x1="10.16cm" svg:y1="11.747cm" svg:x2="5.715cm" svg:y2="13.017cm" draw:start-shape="id23" draw:start-glue-point="3" draw:end-shape="id27" draw:end-glue-point="1">
          <text:p text:style-name="P1"/>
        </draw:connector>
        <draw:connector draw:style-name="gr9" draw:text-style-name="P6" draw:layer="layout" draw:type="curve" svg:x1="5.08cm" svg:y1="16.827cm" svg:x2="10.16cm" svg:y2="11.747cm" draw:start-shape="id28" draw:start-glue-point="1" draw:end-shape="id23">
          <text:p text:style-name="P1"/>
        </draw:connector>
        <draw:connector draw:style-name="gr8" draw:text-style-name="P6" draw:layer="layout" draw:type="curve" svg:x1="14.605cm" svg:y1="11.747cm" svg:x2="15.875cm" svg:y2="11.747cm" draw:start-shape="id23" draw:start-glue-point="1" draw:end-shape="id29" draw:end-glue-point="3">
          <text:p text:style-name="P1"/>
        </draw:connector>
        <draw:connector draw:style-name="gr8" draw:text-style-name="P6" draw:layer="layout" draw:type="curve" svg:x1="18.097cm" svg:y1="10.16cm" svg:x2="14.605cm" svg:y2="7.302cm" draw:start-shape="id29" draw:start-glue-point="0" draw:end-shape="id22" draw:end-glue-point="1">
          <text:p text:style-name="P1"/>
        </draw:connector>
        <draw:ellipse draw:style-name="gr2" draw:text-style-name="P6" draw:id="id30" draw:layer="layout" svg:width="4.445cm" svg:height="3.175cm" svg:x="1.27cm" svg:y="3.81cm">
          <text:p text:style-name="P5">START</text:p>
        </draw:ellipse>
        <draw:connector draw:style-name="gr8" draw:text-style-name="P6" draw:layer="layout" draw:type="curve" svg:x1="5.715cm" svg:y1="5.397cm" svg:x2="10.16cm" svg:y2="7.302cm" draw:start-shape="id30" draw:start-glue-point="1" draw:end-shape="id22" draw:end-glue-point="3">
          <text:p text:style-name="P1"/>
        </draw:connector>
        <draw:ellipse draw:style-name="gr2" draw:text-style-name="P6" draw:id="id31" draw:layer="layout" svg:width="4.445cm" svg:height="3.175cm" svg:x="5.08cm" svg:y="17.145cm">
          <text:p text:style-name="P5">Delete Data</text:p>
        </draw:ellipse>
        <draw:connector draw:style-name="gr9" draw:text-style-name="P6" draw:layer="layout" draw:type="curve" svg:x1="7.302cm" svg:y1="17.145cm" svg:x2="12.382cm" svg:y2="13.335cm" draw:start-shape="id31" draw:start-glue-point="0" draw:end-shape="id23" draw:end-glue-point="2">
          <text:p text:style-name="P1"/>
        </draw:connector>
        <draw:ellipse draw:style-name="gr2" draw:text-style-name="P6" draw:id="id32" draw:layer="layout" svg:width="4.445cm" svg:height="3.175cm" svg:x="10.16cm" svg:y="17.145cm">
          <text:p text:style-name="P5">Update Data</text:p>
        </draw:ellipse>
        <draw:connector draw:style-name="gr9" draw:text-style-name="P6" draw:layer="layout" draw:type="curve" svg:x1="12.382cm" svg:y1="13.335cm" svg:x2="12.382cm" svg:y2="17.145cm" draw:start-shape="id23" draw:start-glue-point="2" draw:end-shape="id32" draw:end-glue-point="0">
          <text:p text:style-name="P1"/>
        </draw:connector>
        <draw:ellipse draw:style-name="gr2" draw:text-style-name="P6" draw:id="id33" draw:layer="layout" svg:width="4.445cm" svg:height="3.175cm" svg:x="20.955cm" svg:y="6.35cm">
          <text:p text:style-name="P5">Sharded Index</text:p>
          <text:p text:style-name="P5">Data Model</text:p>
        </draw:ellipse>
        <draw:connector draw:style-name="gr8" draw:text-style-name="P6" draw:layer="layout" draw:type="curve" svg:x1="12.382cm" svg:y1="5.715cm" svg:x2="20.955cm" svg:y2="7.937cm" draw:start-shape="id22" draw:start-glue-point="0" draw:end-shape="id33" draw:end-glue-point="3">
          <text:p text:style-name="P1"/>
        </draw:connector>
        <draw:connector draw:style-name="gr8" draw:text-style-name="P6" draw:layer="layout" draw:type="curve" svg:x1="23.177cm" svg:y1="9.525cm" svg:x2="20.32cm" svg:y2="11.747cm" draw:start-shape="id33" draw:start-glue-point="2" draw:end-shape="id29" draw:end-glue-point="1">
          <text:p text:style-name="P1"/>
        </draw:connector>
        <draw:ellipse draw:style-name="gr2" draw:text-style-name="P6" draw:id="id34" draw:layer="layout" svg:width="4.445cm" svg:height="3.175cm" svg:x="21.59cm" svg:y="2.694cm">
          <text:p text:style-name="P5">Agg Graph</text:p>
          <text:p text:style-name="P5">Data Model</text:p>
        </draw:ellipse>
        <draw:connector draw:style-name="gr8" draw:text-style-name="P6" draw:layer="layout" draw:type="curve" svg:x1="12.382cm" svg:y1="5.715cm" svg:x2="21.59cm" svg:y2="4.281cm" draw:start-shape="id22" draw:start-glue-point="0" draw:end-shape="id34">
          <text:p text:style-name="P1"/>
        </draw:connector>
        <draw:connector draw:style-name="gr8" draw:text-style-name="P6" draw:layer="layout" draw:type="curve" svg:x1="26.035cm" svg:y1="4.281cm" svg:x2="20.32cm" svg:y2="11.747cm" draw:start-shape="id34" draw:start-glue-point="1" draw:end-shape="id29" draw:end-glue-point="1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esourc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&lt;cloudbase dir&gt;/test/system/continuo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2" draw:layer="backgroundobjects" svg:width="6.523cm" svg:height="1.448cm" svg:x="8.717cm" svg:y="19.0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Nobody</meta:initial-creator>
    <meta:creation-date>2010-07-16T06:48:04</meta:creation-date>
    <dc:creator>Nobody</dc:creator>
    <dc:date>2010-07-16T11:15:57</dc:date>
    <dc:language>en-US</dc:language>
    <meta:editing-cycles>20</meta:editing-cycles>
    <meta:user-defined meta:name="Info 1"/>
    <meta:user-defined meta:name="Info 2"/>
    <meta:user-defined meta:name="Info 3"/>
    <meta:user-defined meta:name="Info 4"/>
    <meta:document-statistic meta:object-count="149"/>
  </office:meta>
</office:document-meta>
</file>